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4a269" officeooo:paragraph-rsid="0014a26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7f152" officeooo:paragraph-rsid="0017f15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64f42" officeooo:paragraph-rsid="0018139c"/>
    </style:style>
    <style:style style:name="P5" style:family="paragraph" style:parent-style-name="Standard">
      <style:text-properties officeooo:paragraph-rsid="0018139c"/>
    </style:style>
    <style:style style:name="T1" style:family="text">
      <style:text-properties officeooo:rsid="00171b45"/>
    </style:style>
    <style:style style:name="T2" style:family="text">
      <style:text-properties officeooo:rsid="0019b857"/>
    </style:style>
    <style:style style:name="T3" style:family="text">
      <style:text-properties fo:font-weight="bold" officeooo:rsid="0019b85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2">Greetings team,<text:line-break/>Please have a look at following questionnaires and provide the answers carefully;</text:p>
      <text:p text:style-name="P2"/>
      <text:p text:style-name="P3">Question 1: Number of PODs needs to be reviewed and scaled up, if required.</text:p>
      <text:p text:style-name="P3">Question 2: Min connection should be 0 for one data functions since it will auto scale up POD's</text:p>
      <text:p text:style-name="P3">Question 3: Rate limit should be set based on the traffic volume for one data functions.</text:p>
      <text:p text:style-name="P3">Question 4: "Review static content managememt. (Applicable only for web applications). Recommended to use GEM static content loading."</text:p>
      <text:p text:style-name="P3">Question 5: How does User Access the system (web, mobile and any other channel)?</text:p>
      <text:p text:style-name="P3">Question 6: What are the different user roles? (if Applicable)</text:p>
      <text:p text:style-name="P3">Question 7: Are there any specific system requirements to use the system (installing components, browser requirements etc.)</text:p>
      <text:p text:style-name="P3">Question 8: All APIs should follow RESTful <text:s/>design principles.</text:p>
      <text:p text:style-name="P3">Question 9: Implement RTF(Rich Text Format) where needed</text:p>
      <text:p text:style-name="P3">Question 10: Adhere with Amex DLS</text:p>
      <text:p text:style-name="P3">Question 11: What is the error messages standards (how do we communicate the end users about the error)</text:p>
      <text:p text:style-name="P3">Question 12: Engaging ECC team for new applications onboarding</text:p>
      <text:p text:style-name="P3">Question 13: Proper logging should be available with Request/Response/Error/Alert codes</text:p>
      <text:p text:style-name="P3">Question 14: ACL requests needs to be submitted and connectivity needs to be validated</text:p>
      <text:p text:style-name="P3">Question 15: Ensure to use GTM WIP's for downstream system interactions (API, SOAP , DB etc)</text:p>
      <text:p text:style-name="P3">Question 16: Paging should be configured for all the applications</text:p>
      <text:p text:style-name="P3">Question 17: Correlation IDs generated at receipt of request, passed on to all subsystems and API calls, and included in all logs</text:p>
      <text:p text:style-name="P3"/>
      <text:p text:style-name="P5">Questions <text:span text:style-name="T2">(</text:span><text:span text:style-name="T3">mandatory part</text:span><text:span text:style-name="T2">)</text:span></text:p>
      <text:p text:style-name="P5"><text:span text:style-name="T1">Q1: </text:span>What is the acceptable time taken to load (render) the full screen (with all images and buttons) of the application after clicking the icon, link or button?</text:p>
      <text:p text:style-name="P5"><text:span text:style-name="T1">Q2: </text:span>What is the acceptable time the UI can take to respond to action performed by user, e.g. click button to go to next screen?</text:p>
      <text:p text:style-name="P5"><text:span text:style-name="T1">Q3: </text:span>What is the total number of system users(intranet/internet)</text:p>
      <text:p text:style-name="P5"><text:span text:style-name="T1">Q4: </text:span>What are the hours of operation for the system?</text:p>
      <text:p text:style-name="P5"><text:span text:style-name="T1">Q5: </text:span>Within how much time (milliseconds) a REST service call must respond?</text:p>
      <text:p text:style-name="P5"><text:span text:style-name="T1">Q6: </text:span>Within how much time (minutes) a batch process must complete its processing?</text:p>
      <text:p text:style-name="P5"><text:span text:style-name="T1">Q7: </text:span>How many concurrent users the system should support?</text:p>
      <text:p text:style-name="P5"><text:span text:style-name="T1">Q8: </text:span>How many requests a REST service must support per second?</text:p>
      <text:p text:style-name="P5"><text:span text:style-name="T1">Q9: </text:span>How much data can we store? Will we ever run out of storage space?</text:p>
      <text:p text:style-name="P5"><text:span text:style-name="T1">Q10: </text:span>Which browsers, operating systems and versions should we expect the software to work on?</text:p>
      <text:p text:style-name="P5"><text:span text:style-name="T1">Q11: </text:span>How often can we expect the system to be available to use? </text:p>
      <text:p text:style-name="P5"><text:span text:style-name="T1">Q12: </text:span>How does it handle critical failures? </text:p>
      <text:p text:style-name="P5"><text:span text:style-name="T1">Q13: </text:span>How long does it take for a system to come back online after a failure?</text:p>
      <text:p text:style-name="P5"><text:span text:style-name="T1">Q14: </text:span>"How to keep application running after an error occurs? What SLA needs to be met on Availability? "</text:p>
      <text:p text:style-name="P5"><text:span text:style-name="T1">Q15: </text:span>How much Data can the system store and for how long?</text:p>
      <text:p text:style-name="P5"><text:span text:style-name="T1">Q16: </text:span>Correlation IDs generated at receipt of request, passed on to all subsystems and API calls, and included in all logs</text:p>
      <text:p text:style-name="P5"><text:span text:style-name="T1">Q17: </text:span>Centralising logs, with all services and instances logging to a single central location</text:p>
      <text:p text:style-name="P5"><text:soft-page-break/><text:span text:style-name="T1">Q18: </text:span>Only logging useful information and fixing errors as they are identified</text:p>
      <text:p text:style-name="P4"><text:span text:style-name="T1">Q19: </text:span>Implementing third-party monitoring services for crucial areas of the 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1:26:08.367867163</meta:creation-date>
    <dc:date>2022-07-24T02:02:32.118349558</dc:date>
    <meta:editing-duration>PT6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519" meta:character-count="3117" meta:non-whitespace-character-count="2634"/>
  </office:meta>
</office:document-meta>
</file>